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55b1" officeooo:paragraph-rsid="001a55b1"/>
    </style:style>
    <style:style style:name="T1" style:family="text">
      <style:text-properties officeooo:rsid="001ab4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 through this article: <text:a xlink:type="simple" xlink:href="http://money.cnn.com/2017/03/02/technology/amazon-s3-outage-human-error/index.html" text:style-name="Internet_20_link" text:visited-style-name="Visited_20_Internet_20_Link">http://money.cnn.com/2017/03/02/technology/amazon-s3-outage-human-error/index.html</text:a> Do you think the objectives of this lab can help avoid such incidents? Why/why not?</text:p>
      <text:p text:style-name="Standard"/>
      <text:p text:style-name="P1">The article states AWS outage took place basically because of the typo from the human being which made the internet inaccessible. As learnt from this lab we can use try except block which will do error handling. If any error occurs the except block will be executed which will send some alert thereafter to the server room and immediate necessary actions can be taken place. <text:span text:style-name="T1">We can check if the configs are correct and monitor the health of the de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20:40:10.356855711</meta:creation-date>
    <dc:date>2022-02-07T21:17:17.192258150</dc:date>
    <meta:editing-duration>PT26M56S</meta:editing-duration>
    <meta:editing-cycles>1</meta:editing-cycles>
    <meta:document-statistic meta:table-count="0" meta:image-count="0" meta:object-count="0" meta:page-count="1" meta:paragraph-count="2" meta:word-count="100" meta:character-count="644" meta:non-whitespace-character-count="546"/>
    <meta:generator>LibreOffice/6.0.7.3$Linux_X86_64 LibreOffice_project/00m0$Build-3</meta:generator>
  </office:meta>
</office:document-meta>
</file>